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2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tyle="normal" style:font-style-asian="normal" style:font-style-complex="normal"/>
    </style:style>
    <style:style style:name="P14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style:font-name="Times New Roman" style:font-size-asian="10pt" style:font-size-complex="10pt"/>
    </style:style>
    <style:style style:name="P16" style:family="paragraph" style:parent-style-name="Table_20_Contents">
      <style:text-properties style:font-name="Times New Roman" style:font-size-asian="10pt" style:font-size-complex="10pt"/>
    </style:style>
    <style:style style:name="P17" style:family="paragraph" style:parent-style-name="Standard">
      <style:text-properties style:font-name="Times New Roman" fo:font-size="10pt" style:font-size-asian="10pt" style:font-size-complex="10pt"/>
    </style:style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COMERCIAL PROPOSAL</text:p>
      <text:p text:style-name="P3"/>
      <text:p text:style-name="P14">This is an ODT template document used to generate personalized documents for your customers or suppliers.</text:p>
      <text:p text:style-name="P14"/>
      <text:p text:style-name="P13"><text:span text:style-name="T1">My information</text:span><text:span text:style-name="T1">:</text:span></text:p>
      <text:p text:style-name="P4">This is a list of tags that will be replaced with your informations:</text:p>
      <text:p text:style-name="P5">mycompany_logo = ErrorFileNotFound</text:p>
      <text:p text:style-name="P5">mycompany_name = </text:p>
      <text:p text:style-name="P5">mycompany_address = </text:p>
      <text:p text:style-name="P5">mycompany_zip = </text:p>
      <text:p text:style-name="P5">mycompany_town = </text:p>
      <text:p text:style-name="P5">mycompany_country = Canada</text:p>
      <text:p text:style-name="P17">mycompany_country_code = CA</text:p>
      <text:p text:style-name="P17">mycompany_state = </text:p>
      <text:p text:style-name="P17">mycompany_state_code = </text:p>
      <text:p text:style-name="P5">mycompany_phone = </text:p>
      <text:p text:style-name="P5">mycompany_fax = </text:p>
      <text:p text:style-name="P5">mycompany_email = </text:p>
      <text:p text:style-name="P5">mycompany_web = </text:p>
      <text:p text:style-name="P5">mycompany_barcode = </text:p>
      <text:p text:style-name="P5">mycompany_capital= </text:p>
      <text:p text:style-name="P5">mycompany_juridicalstatus= </text:p>
      <text:p text:style-name="P5">mycompany_idprof1 = </text:p>
      <text:p text:style-name="P5">mycompany_idprof2 = </text:p>
      <text:p text:style-name="P5">mycompany_idprof3 = </text:p>
      <text:p text:style-name="P5">mycompany_idprof4 = </text:p>
      <text:p text:style-name="P17">mycompany_idprof5 = </text:p>
      <text:p text:style-name="P17">mycompany_idprof6 = </text:p>
      <text:p text:style-name="P5">mycompany_vatnumber = </text:p>
      <text:p text:style-name="P5">mycompany_note = {mycompany_note}</text:p>
      <text:p text:style-name="P5">...</text:p>
      <text:p text:style-name="P6"/>
      <text:p text:style-name="P7">Customers, prospects or suppliers information:</text:p>
      <text:p text:style-name="P4">This is a list of other tags that will be replaced with correct values (tags between {}) :</text:p>
      <text:p text:style-name="P5">company_name = aaaa</text:p>
      <text:p text:style-name="P5">company_address = asda</text:p>
      <text:p text:style-name="P5">company_zip = h1j2q1</text:p>
      <text:p text:style-name="P5">company_town = montreal</text:p>
      <text:p text:style-name="P5">company_country = Canada</text:p>
      <text:p text:style-name="P17">company_country_code = CA</text:p>
      <text:p text:style-name="P17">company_state = Quebec</text:p>
      <text:p text:style-name="P17">company_state_code = QC</text:p>
      <text:p text:style-name="P5">company_phone = </text:p>
      <text:p text:style-name="P5">company_fax = </text:p>
      <text:p text:style-name="P5">company_email = </text:p>
      <text:p text:style-name="P5">company_web = asd</text:p>
      <text:p text:style-name="P5">company_barcode = </text:p>
      <text:p text:style-name="P5">company_customercode = </text:p>
      <text:p text:style-name="P5">company_suppliercode = </text:p>
      <text:p text:style-name="P5">company_capital = 0</text:p>
      <text:p text:style-name="P5">company_juridicalstatus = </text:p>
      <text:p text:style-name="P5">company_idprof1 = </text:p>
      <text:p text:style-name="P5">company_idprof2 = </text:p>
      <text:p text:style-name="P5">company_idprof3 = </text:p>
      <text:p text:style-name="P5">company_idprof4 = </text:p>
      <text:p text:style-name="P17">company_idprof5 = </text:p>
      <text:p text:style-name="P17">company_idprof6 = </text:p>
      <text:p text:style-name="P5">company_vatnumber = </text:p>
      <text:p text:style-name="P6">company_note = {company_note}</text:p>
      <text:p text:style-name="P6">…</text:p>
      <text:p text:style-name="P3"><text:soft-page-break/></text:p>
      <text:p text:style-name="P7">User information:</text:p>
      <text:p text:style-name="P9">myuser_lastname = SuperAdmin</text:p>
      <text:p text:style-name="P9">myuser_firstname = </text:p>
      <text:p text:style-name="P9">myuser_login = admin</text:p>
      <text:p text:style-name="P9">myuser_email = </text:p>
      <text:p text:style-name="P10">...</text:p>
      <text:p text:style-name="P6"/>
      <text:p text:style-name="P6"/>
      <text:p text:style-name="P6"/>
      <text:p text:style-name="P6"/>
      <text:p text:style-name="P7">Object information:</text:p>
      <text:p text:style-name="P4">This is a list of other tags that will be replaced with correct values (tags between {}) :</text:p>
      <text:p text:style-name="P5">object_id = 1</text:p>
      <text:p text:style-name="P5">object_ref = PR1503-0001</text:p>
      <text:p text:style-name="P5">object_ref_customer = 3222</text:p>
      <text:p text:style-name="P5">object_date = 26.03.2015</text:p>
      <text:p text:style-name="P5">object_date_end = 10.04.2015 </text:p>
      <text:p text:style-name="P5">object_date_creation = 26.03.2015</text:p>
      <text:p text:style-name="P5">object_date_validation = 26.03.2015 10:37</text:p>
      <text:p text:style-name="P5">object_total_ht = 21</text:p>
      <text:p text:style-name="P5">object_total_vat = 0</text:p>
      <text:p text:style-name="P5">object_total_ttc = 21</text:p>
      <text:p text:style-name="P5">object_payment_mode = Cash</text:p>
      <text:p text:style-name="P5">object_payment_term = Immediate</text:p>
      <text:p text:style-name="P5">object_note_private = </text:p>
      <text:p text:style-name="P5">object_note = </text:p>
      <text:p text:style-name="P5">free_text = </text:p>
      <text:p text:style-name="P6">...</text:p>
      <text:p text:style-name="P4"/>
      <text:p text:style-name="P4"/>
      <text:p text:style-name="P8">Lines of object:</text:p>
      <text:p text:style-name="P4">This is how to use arrays for lines of objects (invoices, commercial proposal, orders, etc...). You must create your array in the document and fill it with following tags:</text:p>
      <text:p text:style-name="P5">[!-- BEGIN row.lines --]</text:p>
      <text:p text:style-name="P5"><text:tab/>{line_fulldesc}</text:p>
      <text:p text:style-name="P5"><text:tab/>{line_vatrate}</text:p>
      <text:p text:style-name="P5"><text:tab/>{line_up}</text:p>
      <text:p text:style-name="P5"><text:tab/>{line_qty}</text:p>
      <text:p text:style-name="P5"><text:tab/>{line_discount_percent}</text:p>
      <text:p text:style-name="P5"><text:tab/>{line_price_ht}</text:p>
      <text:p text:style-name="P5"><text:tab/>{line_price_vat}</text:p>
      <text:p text:style-name="P5"><text:tab/>{line_price_ttc}</text:p>
      <text:p text:style-name="P11">[!-- END row.lines --]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5">__Description__</text:p>
            </table:table-cell>
            <table:table-cell table:style-name="Tableau1.A1" office:value-type="string">
              <text:p text:style-name="P15">__VatRate__</text:p>
            </table:table-cell>
            <table:table-cell table:style-name="Tableau1.A1" office:value-type="string">
              <text:p text:style-name="P15">__UP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A1" office:value-type="string">
              <text:p text:style-name="P15">__Discount__</text:p>
            </table:table-cell>
            <table:table-cell table:style-name="Tableau1.F1" office:value-type="string">
              <text:p text:style-name="P15">__TotalHT__</text:p>
            </table:table-cell>
          </table:table-row>
        </table:table-header-rows>
        <table:table-row>
          <table:table-cell table:style-name="Tableau1.A2" office:value-type="string">
            <text:p text:style-name="P16">wedwed </text:p>
          </table:table-cell>
          <table:table-cell table:style-name="Tableau1.B2" office:value-type="string">
            <text:p text:style-name="P16">0%</text:p>
          </table:table-cell>
          <table:table-cell table:style-name="Tableau1.C2" office:value-type="string">
            <text:p text:style-name="P16">21</text:p>
          </table:table-cell>
          <table:table-cell table:style-name="Tableau1.D2" office:value-type="string">
            <text:p text:style-name="P16">1</text:p>
          </table:table-cell>
          <table:table-cell table:style-name="Tableau1.E2" office:value-type="string">
            <text:p text:style-name="P16"/>
          </table:table-cell>
          <table:table-cell table:style-name="Tableau1.F2" office:value-type="string">
            <text:p text:style-name="P16">21</text:p>
            <text:p text:style-name="P16"/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><text:span text:style-name="T2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/>
    </style:style>
    <style:style style:name="Table_20_Contents" style:display-name="Table Contents" style:family="paragraph" style:parent-style-name="Text_20_Body_20_Single" style:class="extra">
      <style:paragraph-properties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10T16:02:57</dc:date>
    <meta:editing-duration>PT4H24M48S</meta:editing-duration>
    <meta:editing-cycles>52</meta:editing-cycles>
    <meta:generator>LibreOffice/3.5$Linux_X86_64 LibreOffice_project/350m1$Build-2</meta:generator>
    <dc:creator>Laurent </dc:creator>
    <meta:document-statistic meta:table-count="1" meta:image-count="0" meta:object-count="0" meta:page-count="2" meta:paragraph-count="108" meta:word-count="375" meta:character-count="3669" meta:non-whitespace-character-count="3397"/>
    <meta:user-defined meta:name="Información 1"/>
    <meta:user-defined meta:name="Información 2"/>
    <meta:user-defined meta:name="Información 3"/>
    <meta:user-defined meta:name="Información 4"/>
  </office:meta>
</office:document-meta>
</file>